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ext-properties style:font-name="Arial"/>
    </style:style>
    <style:style style:name="ce2" style:family="table-cell" style:parent-style-name="Default" style:data-style-name="N106">
      <style:text-properties style:use-window-font-color="true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ourier New" fo:font-size="10pt" fo:language="none" fo:country="none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06">
      <style:text-properties style:use-window-font-color="true" style:text-outline="false" style:text-line-through-style="none" style:font-name="Courier New" fo:font-size="10pt" fo:language="none" fo:country="none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Head Mass</text:p>
          </table:table-cell>
          <table:table-cell office:value-type="string">
            <text:p>Leg1 Mass</text:p>
          </table:table-cell>
          <table:table-cell office:value-type="string">
            <text:p>Foot Mass</text:p>
          </table:table-cell>
          <table:table-cell office:value-type="string">
            <text:p>Body Mass</text:p>
          </table:table-cell>
          <table:table-cell office:value-type="string">
            <text:p>Head Z cog</text:p>
          </table:table-cell>
          <table:table-cell office:value-type="string">
            <text:p>Leg1 Z cog</text:p>
          </table:table-cell>
          <table:table-cell office:value-type="string">
            <text:p>Body Z cog</text:p>
          </table:table-cell>
          <table:table-cell office:value-type="string">
            <text:p>Foot Z cog</text:p>
          </table:table-cell>
          <table:table-cell office:value-type="string">
            <text:p>Front Wheel</text:p>
          </table:table-cell>
          <table:table-cell office:value-type="string">
            <text:p>PushUps</text:p>
          </table:table-cell>
          <table:table-cell office:value-type="string">
            <text:p>Zannen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15">
            <text:p>0.5150</text:p>
          </table:table-cell>
          <table:table-cell table:style-name="ce2" office:value-type="float" office:value="0.03806">
            <text:p>0.0381</text:p>
          </table:table-cell>
          <table:table-cell table:style-name="ce2" office:value-type="float" office:value="-0.015866">
            <text:p>-0.0159</text:p>
          </table:table-cell>
          <table:table-cell office:value-type="float" office:value="0.045">
            <text:p>0.0450</text:p>
          </table:table-cell>
          <table:table-cell table:style-name="ce2" office:value-type="float" office:value="-0.002142">
            <text:p>-0.0021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15">
            <text:p>0.5150</text:p>
          </table:table-cell>
          <table:table-cell table:style-name="ce2" office:value-type="float" office:value="0.03806">
            <text:p>0.0381</text:p>
          </table:table-cell>
          <table:table-cell table:style-name="ce2" office:value-type="float" office:value="-0.015866">
            <text:p>-0.0159</text:p>
          </table:table-cell>
          <table:table-cell table:style-name="ce2" office:value-type="float" office:value="0.0404">
            <text:p>0.0404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15">
            <text:p>0.515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40481">
            <text:p>0.0405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table:number-columns-repeated="2" office:value-type="float" office:value="1">
            <text:p>1.0000</text:p>
          </table:table-cell>
          <table:table-cell table:number-columns-repeated="245"/>
        </table:table-row>
        <table:table-row table:style-name="ro1">
          <table:table-cell office:value-type="float" office:value="0.085">
            <text:p>0.085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15">
            <text:p>0.515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40481">
            <text:p>0.0405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15">
            <text:p>0.5150</text:p>
          </table:table-cell>
          <table:table-cell table:style-name="ce2" office:value-type="float" office:value="0.042">
            <text:p>0.0420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40481">
            <text:p>0.0405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25">
            <text:p>0.525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40481">
            <text:p>0.0405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2">
            <text:p>0.520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40481">
            <text:p>0.0405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8">
            <text:p>0.08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2">
            <text:p>0.520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38">
            <text:p>0.0380</text:p>
          </table:table-cell>
          <table:table-cell table:style-name="ce2" office:value-type="float" office:value="-0.002142">
            <text:p>-0.0021</text:p>
          </table:table-cell>
          <table:table-cell office:value-type="float" office:value="0">
            <text:p>0.0000</text:p>
          </table:table-cell>
          <table:table-cell table:number-columns-repeated="2" office:value-type="float" office:value="1">
            <text:p>1.0000</text:p>
          </table:table-cell>
          <table:table-cell table:number-columns-repeated="245"/>
        </table:table-row>
        <table:table-row table:style-name="ro1">
          <table:table-cell table:style-name="ce2" office:value-type="float" office:value="0.09">
            <text:p>0.0900</text:p>
          </table:table-cell>
          <table:table-cell table:style-name="ce2" office:value-type="float" office:value="0.096">
            <text:p>0.0960</text:p>
          </table:table-cell>
          <table:table-cell table:style-name="ce2" office:value-type="float" office:value="0.09">
            <text:p>0.0900</text:p>
          </table:table-cell>
          <table:table-cell office:value-type="float" office:value="0.52">
            <text:p>0.5200</text:p>
          </table:table-cell>
          <table:table-cell table:style-name="ce2" office:value-type="float" office:value="0.03806">
            <text:p>0.0381</text:p>
          </table:table-cell>
          <table:table-cell table:style-name="ce3" office:value-type="float" office:value="-0.020993">
            <text:p>-0.02</text:p>
          </table:table-cell>
          <table:table-cell table:style-name="ce4" office:value-type="float" office:value="0.038">
            <text:p>0.0380</text:p>
          </table:table-cell>
          <table:table-cell table:style-name="ce2" office:value-type="float" office:value="-0.002142">
            <text:p>-0.0021</text:p>
          </table:table-cell>
          <table:table-cell table:number-columns-repeated="3" office:value-type="float" office:value="1">
            <text:p>1.0000</text:p>
          </table:table-cell>
          <table:table-cell table:number-columns-repeated="24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7">17/02/2007</text:date>, <text:time>12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7T11:55:52</meta:creation-date>
    <dc:creator>laurent lessieux</dc:creator>
    <dc:date>2007-02-17T12:22:30</dc:date>
    <dc:language>en-US</dc:language>
    <meta:editing-cycles>5</meta:editing-cycles>
    <meta:editing-duration>PT26M39S</meta:editing-duration>
    <meta:user-defined meta:name="Info 1"/>
    <meta:user-defined meta:name="Info 2"/>
    <meta:user-defined meta:name="Info 3"/>
    <meta:user-defined meta:name="Info 4"/>
    <meta:document-statistic meta:table-count="1" meta:cell-count="110"/>
  </office:meta>
</office:document-meta>
</file>